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b Symbols" svg:font-family="'Web Symbols'"/>
    <style:font-face style:name="Liberation Mono" svg:font-family="'Liberation Mono'" style:font-family-generic="modern" style:font-pitch="fixed"/>
    <style:font-face style:name="Merriweather" svg:font-family="Merriweathe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5.3pt"/>
    </style:style>
    <style:style style:name="co2" style:family="table-column">
      <style:table-column-properties fo:break-before="auto" style:column-width="29.51pt"/>
    </style:style>
    <style:style style:name="co3" style:family="table-column">
      <style:table-column-properties fo:break-before="auto" style:column-width="90.34pt"/>
    </style:style>
    <style:style style:name="co4" style:family="table-column">
      <style:table-column-properties fo:break-before="auto" style:column-width="70.44pt"/>
    </style:style>
    <style:style style:name="co5" style:family="table-column">
      <style:table-column-properties fo:break-before="auto" style:column-width="97pt"/>
    </style:style>
    <style:style style:name="co6" style:family="table-column">
      <style:table-column-properties fo:break-before="auto" style:column-width="57.15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43.09pt"/>
    </style:style>
    <style:style style:name="co9" style:family="table-column">
      <style:table-column-properties fo:break-before="auto" style:column-width="23.24pt"/>
    </style:style>
    <style:style style:name="co10" style:family="table-column">
      <style:table-column-properties fo:break-before="auto" style:column-width="68.2pt"/>
    </style:style>
    <style:style style:name="co11" style:family="table-column">
      <style:table-column-properties fo:break-before="auto" style:column-width="48.3pt"/>
    </style:style>
    <style:style style:name="co12" style:family="table-column">
      <style:table-column-properties fo:break-before="auto" style:column-width="101.4pt"/>
    </style:style>
    <style:style style:name="co13" style:family="table-column">
      <style:table-column-properties fo:break-before="auto" style:column-width="134.59pt"/>
    </style:style>
    <style:style style:name="ro1" style:family="table-row">
      <style:table-row-properties style:row-height="25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98.16pt" fo:break-before="auto" style:use-optimal-row-height="false"/>
    </style:style>
    <style:style style:name="ro4" style:family="table-row">
      <style:table-row-properties style:row-height="25.5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fo:color="#05a1ef" style:font-name="Merriweather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vertical-align="middle"/>
      <style:text-properties fo:color="#ce181e" style:font-name="Web Symbols" fo:font-size="12pt" style:font-size-asian="12pt" style:font-size-complex="12pt"/>
    </style:style>
    <style:style style:name="ce3" style:family="table-cell" style:parent-style-name="Default">
      <style:table-cell-properties fo:background-color="#b2b2b2" style:text-align-source="fix" style:repeat-content="false" fo:border="1.5pt solid #ffffff" fo:padding="3pt" style:vertical-align="middle"/>
      <style:paragraph-properties fo:text-align="start" fo:margin-left="0pt"/>
      <style:text-properties style:font-name="Liberation Mono" fo:font-size="11pt" style:font-size-asian="11pt" style:font-size-complex="11pt"/>
    </style:style>
    <style:style style:name="ce4" style:family="table-cell" style:parent-style-name="Default">
      <style:table-cell-properties fo:background-color="#dddddd" style:text-align-source="fix" style:repeat-content="false" fo:border="1.5pt solid #ffffff" fo:padding="3pt" style:vertical-align="middle"/>
      <style:paragraph-properties fo:text-align="start" fo:margin-left="0pt"/>
      <style:text-properties style:font-name="Liberation Mono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5a1ef" style:font-name="Merriweather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gr2" style:family="graphic">
      <style:graphic-properties svg:stroke-width="1.45pt" svg:stroke-color="#ce181e" draw:marker-start-width="7.82pt" draw:marker-end="Arrowheads_20_1" draw:marker-end-width="7.82pt" draw:fill-color="#ce181e" draw:textarea-horizontal-align="center" draw:textarea-vertical-align="middle" fo:padding-top="0.71pt" fo:padding-bottom="0.71pt" fo:padding-left="0.71pt" fo:padding-right="0.71pt"/>
    </style:style>
    <style:style style:name="gr3" style:family="graphic">
      <style:graphic-properties draw:stroke="dash" draw:stroke-dash="Fine_20_Dashed" svg:stroke-width="1.45pt" svg:stroke-color="#ce181e" draw:marker-start-width="7.82pt" draw:marker-end-width="7.82pt" draw:fill="none" draw:textarea-horizontal-align="justify" draw:textarea-vertical-align="middle" draw:auto-grow-height="false" fo:min-height="24.18pt" fo:min-width="351.95pt" fo:padding-top="0.71pt" fo:padding-bottom="0.71pt" fo:padding-left="0.71pt" fo:padding-right="0.71pt"/>
    </style:style>
    <style:style style:name="gr4" style:family="graphic">
      <style:graphic-properties draw:stroke="dash" draw:stroke-dash="Fine_20_Dashed" svg:stroke-width="1.45pt" svg:stroke-color="#ce181e" draw:marker-start-width="7.82pt" draw:marker-end-width="7.82pt" draw:fill="none" draw:textarea-horizontal-align="justify" draw:textarea-vertical-align="middle" draw:auto-grow-height="false" fo:min-height="101.08pt" fo:min-width="21.63pt" fo:padding-top="0.71pt" fo:padding-bottom="0.71pt" fo:padding-left="0.71pt" fo:padding-right="0.71pt"/>
    </style:style>
    <style:style style:name="gr5" style:family="graphic">
      <style:graphic-properties draw:stroke="none" svg:stroke-color="#000000" draw:fill="none" draw:fill-color="#ffffff" fo:min-height="30.81pt"/>
    </style:style>
    <style:style style:name="gr6" style:family="graphic">
      <style:graphic-properties draw:stroke="none" svg:stroke-color="#000000" draw:fill="none" draw:fill-color="#ffffff" fo:min-height="17.6pt"/>
    </style:style>
    <style:style style:name="gr7" style:family="graphic">
      <style:graphic-properties svg:stroke-color="#ce181e" draw:fill-color="#ce181e" draw:textarea-horizontal-align="justify" draw:textarea-vertical-align="middle" draw:auto-grow-height="false" fo:min-height="13.49pt" fo:min-width="5.75pt"/>
    </style:style>
    <style:style style:name="gr8" style:family="graphic">
      <style:graphic-properties draw:stroke="none" svg:stroke-color="#000000" draw:fill="none" draw:fill-color="#ffffff" fo:min-height="15.11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ce181e"/>
      <style:paragraph-properties fo:text-align="center"/>
    </style:style>
    <style:style style:name="P3" style:family="paragraph">
      <loext:graphic-properties draw:fill="none" draw:fill-color="#ffffff"/>
      <style:text-properties fo:color="#05a1ef" style:font-name="Merriweather" fo:font-size="11pt" style:font-size-asian="11pt" style:font-size-complex="11pt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style:style style:name="T1" style:family="text">
      <style:text-properties fo:color="#05a1ef" style:font-name="Merriweather" fo:font-size="11pt" style:font-size-asian="11pt" style:font-size-complex="11pt"/>
    </style:style>
    <style:style style:name="T2" style:family="text">
      <style:text-properties fo:color="#ce181e" style:text-outline="false" style:text-line-through-style="none" style:text-line-through-type="none" style:font-name="Web Symbol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5a1ef" style:text-outline="false" style:text-line-through-style="none" style:text-line-through-type="none" style:font-name="Merriweather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eries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row table:style-name="ro1">
          <table:table-cell office:value-type="string" calcext:value-type="string">
            <text:p>Índic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Valores</text:p>
          </table:table-cell>
          <table:table-cell office:value-type="string" calcext:value-type="string">
            <text:p>j</text:p>
          </table:table-cell>
          <table:table-cell table:style-name="ce4" office:value-type="string" calcext:value-type="string">
            <text:p>Matemáticas</text:p>
          </table:table-cell>
          <table:table-cell table:style-name="ce4" office:value-type="string" calcext:value-type="string">
            <text:p>Economía</text:p>
          </table:table-cell>
          <table:table-cell table:style-name="ce4" office:value-type="string" calcext:value-type="string">
            <text:p>Programación</text:p>
          </table:table-cell>
          <table:table-cell table:style-name="ce4" office:value-type="string" calcext:value-type="string">
            <text:p>Inglés</text:p>
          </table:table-cell>
        </table:table-row>
      </table:table>
      <table:table table:name="DataFrame" table:style-name="ta1">
        <table:shapes>
          <draw:frame draw:z-index="0" draw:style-name="gr1" draw:text-style-name="P1" svg:width="5.67pt" svg:height="13.44pt" svg:x="490.79pt" svg:y="0pt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line draw:z-index="1" draw:style-name="gr2" draw:text-style-name="P2" svg:x1="305.35pt" svg:y1="62.79pt" svg:x2="208.8pt" svg:y2="92.69pt">
            <text:p/>
          </draw:line>
          <draw:line draw:z-index="2" draw:style-name="gr2" draw:text-style-name="P2" svg:x1="342.57pt" svg:y1="63.52pt" svg:x2="329.19pt" svg:y2="94.93pt">
            <text:p/>
          </draw:line>
          <draw:line draw:z-index="3" draw:style-name="gr2" draw:text-style-name="P2" svg:x1="372.3pt" svg:y1="62.02pt" svg:x2="444.36pt" svg:y2="94.93pt">
            <text:p/>
          </draw:line>
          <draw:line draw:z-index="4" draw:style-name="gr2" draw:text-style-name="P2" svg:x1="322.5pt" svg:y1="65.03pt" svg:x2="265.29pt" svg:y2="94.17pt">
            <text:p/>
          </draw:line>
          <draw:line draw:z-index="5" draw:style-name="gr2" draw:text-style-name="P2" svg:x1="89.55pt" svg:y1="173.37pt" svg:x2="138.98pt" svg:y2="139.92pt">
            <text:p/>
          </draw:line>
          <draw:line draw:z-index="6" draw:style-name="gr2" draw:text-style-name="P2" svg:x1="89.57pt" svg:y1="174.25pt" svg:x2="138.53pt" svg:y2="163.25pt">
            <text:p/>
          </draw:line>
          <draw:line draw:z-index="7" draw:style-name="gr2" draw:text-style-name="P2" svg:x1="89.63pt" svg:y1="175.18pt" svg:x2="137.71pt" svg:y2="187.6pt">
            <text:p/>
          </draw:line>
          <draw:line draw:z-index="8" draw:style-name="gr2" draw:text-style-name="P2" svg:x1="89.12pt" svg:y1="176pt" svg:x2="139.41pt" svg:y2="210.76pt">
            <text:p/>
          </draw:line>
          <draw:custom-shape draw:z-index="9" draw:style-name="gr3" draw:text-style-name="P1" svg:width="353.37pt" svg:height="25.6pt" svg:x="165pt" svg:y="97.6pt">
            <text:p/>
            <draw:enhanced-geometry svg:viewBox="0 0 21600 21600" draw:type="rectangle" draw:enhanced-path="M 0 0 L 21600 0 21600 21600 0 21600 0 0 Z N"/>
          </draw:custom-shape>
          <draw:custom-shape draw:z-index="10" draw:style-name="gr4" draw:text-style-name="P1" svg:width="23.05pt" svg:height="102.5pt" svg:x="142.38pt" svg:y="122.77pt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z-index="11" draw:style-name="gr5" draw:text-style-name="P3" svg:width="69.25pt" svg:height="30.81pt" svg:x="68.23pt" svg:y="97pt">
            <draw:text-box>
              <text:p><text:span text:style-name="T1">Nombres</text:span></text:p>
              <text:p><text:span text:style-name="T1">Columnas</text:span></text:p>
            </draw:text-box>
          </draw:frame>
          <draw:frame draw:z-index="12" draw:style-name="gr6" draw:text-style-name="P4" svg:width="17.66pt" svg:height="17.6pt" svg:x="126.96pt" svg:y="102.5pt">
            <draw:text-box>
              <text:p><text:span text:style-name="T2">j</text:span></text:p>
            </draw:text-box>
          </draw:frame>
          <draw:frame draw:z-index="13" draw:style-name="gr5" draw:text-style-name="P3" svg:width="69.25pt" svg:height="30.81pt" svg:x="120.27pt" svg:y="50.85pt">
            <draw:text-box>
              <text:p text:style-name="P5"><text:span text:style-name="T1">Nombres</text:span></text:p>
              <text:p text:style-name="P5"><text:span text:style-name="T1">Filas</text:span></text:p>
            </draw:text-box>
          </draw:frame>
          <draw:custom-shape draw:z-index="14" draw:style-name="gr7" draw:text-style-name="P2" svg:width="11.48pt" svg:height="15.42pt" svg:x="147.54pt" svg:y="82.71pt">
            <text:p/>
            <draw:enhanced-geometry svg:viewBox="0 0 21600 21600" draw:text-areas="?f0 0 ?f2 ?f5" draw:type="down-arrow" draw:modifiers="13277.0642201835 6224.63054187192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z-index="15" draw:style-name="gr8" draw:text-style-name="P4" svg:width="63.07pt" svg:height="15.11pt" svg:x="310.14pt" svg:y="48.16pt">
            <draw:text-box>
              <text:p><text:span text:style-name="T3">Columnas</text:span></text:p>
            </draw:text-box>
          </draw:frame>
        </table:shapes>
        <table:table-column table:style-name="co8" table:default-cell-style-name="Default"/>
        <table:table-column table:style-name="co9" table:default-cell-style-name="ce3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row table:style-name="ro3">
          <table:table-cell/>
          <table:table-cell table:style-name="Default"/>
          <table:table-cell table:style-name="ce9" table:number-columns-spanned="4" table:number-rows-spanned="1"/>
          <table:covered-table-cell table:number-columns-repeated="3" table:style-name="Default"/>
        </table:table-row>
        <table:table-row table:style-name="ro1">
          <table:table-cell/>
          <table:table-cell table:style-name="Default"/>
          <table:table-cell table:style-name="ce3" office:value-type="string" calcext:value-type="string">
            <text:p>Nombre</text:p>
          </table:table-cell>
          <table:table-cell table:style-name="ce3" office:value-type="string" calcext:value-type="string">
            <text:p>Edad</text:p>
          </table:table-cell>
          <table:table-cell table:style-name="ce3" office:value-type="string" calcext:value-type="string">
            <text:p>Grado</text:p>
          </table:table-cell>
          <table:table-cell table:style-name="ce3" office:value-type="string" calcext:value-type="string">
            <text:p>Correo</text:p>
          </table:table-cell>
        </table:table-row>
        <table:table-row table:style-name="ro4">
          <table:table-cell table:style-name="ce9" office:value-type="string" calcext:value-type="string" table:number-columns-spanned="1" table:number-rows-spanned="4">
            <text:p>Fil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í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conomía</text:p>
          </table:table-cell>
          <table:table-cell office:value-type="string" calcext:value-type="string">
            <text:p>maria@gmail.com</text:p>
          </table:table-cell>
        </table:table-row>
        <table:table-row table:style-name="ro4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Lui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edicina</text:p>
          </table:table-cell>
          <table:table-cell office:value-type="string" calcext:value-type="string">
            <text:p>luis@yahoo.es</text:p>
          </table:table-cell>
        </table:table-row>
        <table:table-row table:style-name="ro4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Carme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quitectura</text:p>
          </table:table-cell>
          <table:table-cell office:value-type="string" calcext:value-type="string">
            <text:p>carmen@gmail.com</text:p>
          </table:table-cell>
        </table:table-row>
        <table:table-row table:style-name="ro4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Antonio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conomía</text:p>
          </table:table-cell>
          <table:table-cell office:value-type="string" calcext:value-type="string">
            <text:p>antonio@gmail.co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eb Symbols" svg:font-family="'Web Symbols'"/>
    <style:font-face style:name="Liberation Mono" svg:font-family="'Liberation Mono'" style:font-family-generic="modern" style:font-pitch="fixed"/>
    <style:font-face style:name="Merriweather" svg:font-family="Merriweathe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  <draw:stroke-dash draw:name="Fine_20_Dashed" draw:display-name="Fine Dashed" draw:style="rect" draw:dots1="1" draw:dots1-length="197%" draw:distance="197%"/>
  </office:styles>
  <office:automatic-styles>
    <style:page-layout style:name="Mpm1">
      <style:page-layout-properties style:scale-to="73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3">00/00/0000</text:date>, <text:time style:data-style-name="N2" text:time-value="18:11:59.0649684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3T16:13:41.001980019</meta:creation-date>
    <dc:date>2020-04-13T18:12:16.036009506</dc:date>
    <meta:editing-duration>PT33M56S</meta:editing-duration>
    <meta:editing-cycles>6</meta:editing-cycles>
    <meta:generator>LibreOffice/6.0.7.3$Linux_X86_64 LibreOffice_project/00m0$Build-3</meta:generator>
    <meta:document-statistic meta:table-count="2" meta:cell-count="37" meta:object-count="16"/>
  </office:meta>
</office:document-meta>
</file>

<file path=Object 1/content.xml><?xml version="1.0" encoding="utf-8"?>
<math xmlns="http://www.w3.org/1998/Math/MathML" display="block"/>
</file>